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e16fc" style:font-size-asian="14pt" style:font-size-complex="14pt"/>
    </style:style>
    <style:style style:name="P2" style:family="paragraph" style:parent-style-name="Standard">
      <style:text-properties fo:font-size="14pt" officeooo:rsid="000eaa28" officeooo:paragraph-rsid="000eaa28" style:font-size-asian="14pt" style:font-size-complex="14pt"/>
    </style:style>
    <style:style style:name="P3" style:family="paragraph" style:parent-style-name="Standard">
      <style:text-properties fo:font-size="14pt" officeooo:rsid="000eaa28" officeooo:paragraph-rsid="0015fc79" style:font-size-asian="14pt" style:font-size-complex="14pt"/>
    </style:style>
    <style:style style:name="P4" style:family="paragraph" style:parent-style-name="Standard">
      <style:text-properties fo:font-size="14pt" officeooo:paragraph-rsid="000eaa28" style:font-size-asian="14pt" style:font-size-complex="14pt"/>
    </style:style>
    <style:style style:name="P5" style:family="paragraph" style:parent-style-name="Standard">
      <style:text-properties fo:font-size="14pt" officeooo:rsid="00108e3e" officeooo:paragraph-rsid="00108e3e" style:font-size-asian="14pt" style:font-size-complex="14pt"/>
    </style:style>
    <style:style style:name="P6" style:family="paragraph" style:parent-style-name="Standard">
      <style:text-properties fo:font-size="14pt" officeooo:rsid="00108e3e" officeooo:paragraph-rsid="0015fc79" style:font-size-asian="14pt" style:font-size-complex="14pt"/>
    </style:style>
    <style:style style:name="P7" style:family="paragraph" style:parent-style-name="Standard">
      <style:text-properties fo:font-size="14pt" officeooo:rsid="00124492" officeooo:paragraph-rsid="00124492" style:font-size-asian="14pt" style:font-size-complex="14pt"/>
    </style:style>
    <style:style style:name="P8" style:family="paragraph" style:parent-style-name="Standard">
      <style:text-properties fo:font-size="14pt" officeooo:rsid="00124492" officeooo:paragraph-rsid="0015fc7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ddcb" style:font-weight-asian="bold" style:font-weight-complex="bold"/>
    </style:style>
    <style:style style:name="T3" style:family="text">
      <style:text-properties fo:font-weight="normal" officeooo:rsid="000e16fc" style:font-weight-asian="normal" style:font-weight-complex="normal"/>
    </style:style>
    <style:style style:name="T4" style:family="text">
      <style:text-properties officeooo:rsid="00108e3e"/>
    </style:style>
    <style:style style:name="T5" style:family="text">
      <style:text-properties officeooo:rsid="0013ddcb"/>
    </style:style>
    <style:style style:name="T6" style:family="text">
      <style:text-properties officeooo:rsid="001463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<text:span text:style-name="T6">l</text:span> proyecto <text:span text:style-name="T6">que estamos realizandoes</text:span> una <text:span text:style-name="T1">aplicación web</text:span></text:p>
      <text:p text:style-name="P1"><text:span text:style-name="T3">para crear </text:span>una <text:span text:style-name="T1">tarjeta de visita personalizada</text:span>. </text:p>
      <text:p text:style-name="P1"/>
      <text:p text:style-name="P6">Para ello el cliente nos ha facilitado el diseño deseado</text:p>
      <text:p text:style-name="P6"><text:s/>mediante zeplin.</text:p>
      <text:p text:style-name="P5"/>
      <text:p text:style-name="P3">La aplicacion est<text:span text:style-name="T4">ar</text:span>á compuesta por una primera pagina / </text:p>
      <text:p text:style-name="P3">presentacion, con un boton <text:span text:style-name="T1">COMENZAR</text:span></text:p>
      <text:p text:style-name="P2"/>
      <text:p text:style-name="P2"><text:s/>al pulsar nos lleva a la segunda seccion, donde tendremos un </text:p>
      <text:p text:style-name="P2"><text:span text:style-name="T1">FORMULARIO</text:span> para que la ususaria introduzca sus datos</text:p>
      <text:p text:style-name="P2"/>
      <text:p text:style-name="P3">y una secion de <text:span text:style-name="T1">PREV</text:span><text:span text:style-name="T2">ISUALIZACION</text:span> donde se van </text:p>
      <text:p text:style-name="P3">actualizando esos datos, </text:p>
      <text:p text:style-name="P3">se puede previsualizar la imagen subida, el nombre y </text:p>
      <text:p text:style-name="P3">puesto de trabajo, </text:p>
      <text:p text:style-name="P2"/>
      <text:p text:style-name="P3">y esta seccion de preview tendrá 4 <text:span text:style-name="T2">ICONOS</text:span> </text:p>
      <text:p text:style-name="P3">donde se registran <text:span text:style-name="T5">los datos de contacto de la</text:span> ususaria.</text:p>
      <text:p text:style-name="P2"/>
      <text:p text:style-name="P8">y ahora cedo la palabra a mi compañera laura para </text:p>
      <text:p text:style-name="P8">que os cuente como lo hemos ido desarrollando</text:p>
      <text:p text:style-name="P7"/>
      <text:p text:style-name="P7"/>
      <text:p text:style-name="P2"/>
      <text:p text:style-name="P5"/>
      <text:p text:style-name="P5"/>
      <text:p text:style-name="P5"/>
      <text:p text:style-name="P2"/>
      <text:p text:style-name="P4">En la página web podemos introducir nuestros datos profesionales y obtener una vista maquetada con esta información. </text:p>
      <text:p text:style-name="P4"/>
      <text:p text:style-name="P4">Lo bueno de este proyecto es que será una herramienta de la que os podréis beneficiar. Será una aplicación web interactiva creada por vosotras y que podéis usar para crear vuestras propias tarjetas de visita profesional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25S</meta:editing-duration>
    <meta:editing-cycles>6</meta:editing-cycles>
    <meta:generator>LibreOffice/5.3.4.2$Windows_x86 LibreOffice_project/f82d347ccc0be322489bf7da61d7e4ad13fe2ff3</meta:generator>
    <dc:date>2023-09-19T13:54:07.420000000</dc:date>
    <meta:document-statistic meta:table-count="0" meta:image-count="0" meta:object-count="0" meta:page-count="1" meta:paragraph-count="18" meta:word-count="172" meta:character-count="1057" meta:non-whitespace-character-count="890"/>
    <meta:user-defined meta:name="Info 1"/>
    <meta:user-defined meta:name="Info 2"/>
    <meta:user-defined meta:name="Info 3"/>
    <meta:user-defined meta:name="Info 4"/>
  </office:meta>
</office:document-meta>
</file>